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fo:font-weight="bold" officeooo:rsid="00746635" officeooo:paragraph-rsid="00746635" style:font-weight-asian="bold" style:font-weight-complex="bold"/>
    </style:style>
    <style:style style:name="P6" style:family="paragraph" style:parent-style-name="Standard">
      <style:text-properties fo:font-weight="bold" officeooo:rsid="0078c489" officeooo:paragraph-rsid="005f5596" style:font-weight-asian="bold" style:font-weight-complex="bold"/>
    </style:style>
    <style:style style:name="P7" style:family="paragraph" style:parent-style-name="Standard">
      <style:text-properties fo:font-weight="bold" officeooo:rsid="0078c489" officeooo:paragraph-rsid="00841da3" style:font-weight-asian="bold" style:font-weight-complex="bold"/>
    </style:style>
    <style:style style:name="P8" style:family="paragraph" style:parent-style-name="Standard">
      <style:text-properties fo:font-weight="bold" officeooo:rsid="00a03bce" officeooo:paragraph-rsid="00a03bce" style:font-weight-asian="bold" style:font-weight-complex="bold"/>
    </style:style>
    <style:style style:name="P9" style:family="paragraph" style:parent-style-name="Standard">
      <style:text-properties officeooo:rsid="001bbb26" officeooo:paragraph-rsid="001bbb26"/>
    </style:style>
    <style:style style:name="P10" style:family="paragraph" style:parent-style-name="Standard">
      <style:text-properties officeooo:paragraph-rsid="00332c02"/>
    </style:style>
    <style:style style:name="P11" style:family="paragraph" style:parent-style-name="Standard">
      <style:text-properties officeooo:paragraph-rsid="0020f598"/>
    </style:style>
    <style:style style:name="P12" style:family="paragraph" style:parent-style-name="Standard">
      <style:text-properties officeooo:rsid="00332c02" officeooo:paragraph-rsid="00332c02"/>
    </style:style>
    <style:style style:name="P13" style:family="paragraph" style:parent-style-name="Standard">
      <style:text-properties officeooo:rsid="00332c02" officeooo:paragraph-rsid="003984bd"/>
    </style:style>
    <style:style style:name="P14" style:family="paragraph" style:parent-style-name="Standard">
      <style:text-properties officeooo:rsid="00332c02" officeooo:paragraph-rsid="005170f3"/>
    </style:style>
    <style:style style:name="P15" style:family="paragraph" style:parent-style-name="Standard">
      <style:text-properties officeooo:rsid="00332c02" officeooo:paragraph-rsid="0087d8b2"/>
    </style:style>
    <style:style style:name="P16" style:family="paragraph" style:parent-style-name="Standard">
      <style:text-properties officeooo:rsid="003984bd" officeooo:paragraph-rsid="003984bd"/>
    </style:style>
    <style:style style:name="P17" style:family="paragraph" style:parent-style-name="Standard">
      <style:text-properties officeooo:rsid="00529b94" officeooo:paragraph-rsid="005a3f05"/>
    </style:style>
    <style:style style:name="P18" style:family="paragraph" style:parent-style-name="Standard">
      <style:text-properties officeooo:rsid="00529b94" officeooo:paragraph-rsid="005c0fac"/>
    </style:style>
    <style:style style:name="P19" style:family="paragraph" style:parent-style-name="Standard">
      <style:text-properties officeooo:paragraph-rsid="005d0e02"/>
    </style:style>
    <style:style style:name="P20" style:family="paragraph" style:parent-style-name="Standard">
      <style:text-properties officeooo:rsid="005f5596" officeooo:paragraph-rsid="005f5596"/>
    </style:style>
    <style:style style:name="P21" style:family="paragraph" style:parent-style-name="Standard">
      <style:text-properties officeooo:paragraph-rsid="005f5596"/>
    </style:style>
    <style:style style:name="P22" style:family="paragraph" style:parent-style-name="Standard">
      <style:text-properties officeooo:rsid="00672b45" officeooo:paragraph-rsid="00672b45"/>
    </style:style>
    <style:style style:name="P23" style:family="paragraph" style:parent-style-name="Standard">
      <style:text-properties fo:font-weight="normal" officeooo:rsid="0027c421" style:font-weight-asian="normal" style:font-weight-complex="normal"/>
    </style:style>
    <style:style style:name="P24" style:family="paragraph" style:parent-style-name="Standard">
      <style:text-properties fo:font-weight="normal" officeooo:rsid="0027c421" officeooo:paragraph-rsid="0026a223" style:font-weight-asian="normal" style:font-weight-complex="normal"/>
    </style:style>
    <style:style style:name="P25" style:family="paragraph" style:parent-style-name="Standard">
      <style:text-properties fo:font-weight="normal" officeooo:rsid="00841da3" officeooo:paragraph-rsid="00841da3" style:font-weight-asian="normal" style:font-weight-complex="normal"/>
    </style:style>
    <style:style style:name="P26" style:family="paragraph" style:parent-style-name="Standard">
      <style:text-properties officeooo:rsid="0024db91" officeooo:paragraph-rsid="00332c02"/>
    </style:style>
    <style:style style:name="P27" style:family="paragraph" style:parent-style-name="Standard">
      <style:text-properties officeooo:rsid="0033a942" officeooo:paragraph-rsid="0037eed1"/>
    </style:style>
    <style:style style:name="P28" style:family="paragraph" style:parent-style-name="Standard">
      <style:text-properties officeooo:rsid="0033a942" officeooo:paragraph-rsid="0064124e"/>
    </style:style>
    <style:style style:name="P29" style:family="paragraph" style:parent-style-name="Standard">
      <style:text-properties officeooo:rsid="005c6926" officeooo:paragraph-rsid="005d0e02"/>
    </style:style>
    <style:style style:name="P30" style:family="paragraph" style:parent-style-name="Standard">
      <style:text-properties officeooo:paragraph-rsid="00740628"/>
    </style:style>
    <style:style style:name="P31" style:family="paragraph" style:parent-style-name="Standard">
      <style:text-properties fo:font-size="16pt" fo:font-weight="bold" officeooo:rsid="00138ca2" style:font-size-asian="16pt" style:font-weight-asian="bold" style:font-size-complex="16pt" style:font-weight-complex="bold"/>
    </style:style>
    <style:style style:name="P32" style:family="paragraph" style:parent-style-name="Standard">
      <style:text-properties fo:font-size="16pt" fo:font-weight="bold" officeooo:rsid="00138ca2" officeooo:paragraph-rsid="00a67b45" style:font-size-asian="16pt" style:font-weight-asian="bold" style:font-size-complex="16pt" style:font-weight-complex="bold"/>
    </style:style>
    <style:style style:name="P33" style:family="paragraph" style:parent-style-name="Standard">
      <style:text-properties fo:font-size="16pt" fo:font-weight="bold" officeooo:rsid="00a4becb" officeooo:paragraph-rsid="00a4becb" style:font-size-asian="16pt" style:font-weight-asian="bold" style:font-size-complex="16pt" style:font-weight-complex="bold"/>
    </style:style>
    <style:style style:name="P34" style:family="paragraph" style:parent-style-name="Standard">
      <style:text-properties officeooo:rsid="0084dfc3" officeooo:paragraph-rsid="0084dfc3"/>
    </style:style>
    <style:style style:name="P35" style:family="paragraph" style:parent-style-name="Standard">
      <style:text-properties officeooo:paragraph-rsid="00138ca2"/>
    </style:style>
    <style:style style:name="P36" style:family="paragraph" style:parent-style-name="Standard">
      <style:text-properties officeooo:rsid="008fcef0" officeooo:paragraph-rsid="008fcef0"/>
    </style:style>
    <style:style style:name="P37" style:family="paragraph" style:parent-style-name="Standard">
      <style:text-properties officeooo:paragraph-rsid="0097866f"/>
    </style:style>
    <style:style style:name="P38" style:family="paragraph" style:parent-style-name="Standard">
      <style:text-properties officeooo:rsid="00a03bce" officeooo:paragraph-rsid="00a03bce"/>
    </style:style>
    <style:style style:name="P39" style:family="paragraph" style:parent-style-name="Standard">
      <style:text-properties officeooo:paragraph-rsid="00a2c0d9"/>
    </style:style>
    <style:style style:name="P40" style:family="paragraph" style:parent-style-name="Standard">
      <style:text-properties fo:font-size="12pt" fo:font-weight="normal" officeooo:rsid="0027c421" officeooo:paragraph-rsid="00a67b45" style:font-size-asian="12pt" style:font-weight-asian="normal" style:font-size-complex="12pt" style:font-weight-complex="normal"/>
    </style:style>
    <style:style style:name="P41" style:family="paragraph" style:parent-style-name="Standard">
      <style:paragraph-properties fo:margin-top="0in" fo:margin-bottom="0.1965in" loext:contextual-spacing="false"/>
    </style:style>
    <style:style style:name="P42" style:family="paragraph" style:parent-style-name="Standard">
      <style:paragraph-properties fo:margin-top="0in" fo:margin-bottom="0.1965in" loext:contextual-spacing="false"/>
      <style:text-properties fo:font-size="16pt" style:font-size-asian="16pt" style:font-size-complex="16pt"/>
    </style:style>
    <style:style style:name="P43" style:family="paragraph" style:parent-style-name="Standard">
      <style:paragraph-properties fo:margin-top="0in" fo:margin-bottom="0.1965in" loext:contextual-spacing="false" fo:break-before="page"/>
      <style:text-properties fo:font-size="16pt" fo:font-weight="bold" style:font-size-asian="16pt" style:font-weight-asian="bold" style:font-size-complex="16pt" style:font-weight-complex="bold"/>
    </style:style>
    <style:style style:name="P44" style:family="paragraph" style:parent-style-name="Standard">
      <style:paragraph-properties fo:break-before="page"/>
      <style:text-properties fo:font-size="16pt" fo:font-weight="bold" style:font-size-asian="16pt" style:font-weight-asian="bold" style:font-size-complex="16pt" style:font-weight-complex="bold"/>
    </style:style>
    <style:style style:name="P45" style:family="paragraph" style:parent-style-name="Standard">
      <style:text-properties officeooo:rsid="0033a942" officeooo:paragraph-rsid="0087d8b2"/>
    </style:style>
    <style:style style:name="P46" style:family="paragraph" style:parent-style-name="Standard">
      <style:text-properties officeooo:rsid="008fcef0" officeooo:paragraph-rsid="005c0fac"/>
    </style:style>
    <style:style style:name="P47" style:family="paragraph" style:parent-style-name="Standard">
      <style:text-properties officeooo:rsid="0090fb6e" officeooo:paragraph-rsid="005c0fac"/>
    </style:style>
    <style:style style:name="P48" style:family="paragraph" style:parent-style-name="Standard">
      <style:text-properties officeooo:rsid="005dc1e6" officeooo:paragraph-rsid="00a2c0d9"/>
    </style:style>
    <style:style style:name="P49" style:family="paragraph" style:parent-style-name="Standard">
      <style:text-properties officeooo:rsid="005dc1e6" officeooo:paragraph-rsid="0097866f"/>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officeooo:rsid="0033a942"/>
    </style:style>
    <style:style style:name="T9" style:family="text">
      <style:text-properties officeooo:rsid="003486b9"/>
    </style:style>
    <style:style style:name="T10" style:family="text">
      <style:text-properties officeooo:rsid="003a6d85"/>
    </style:style>
    <style:style style:name="T11" style:family="text">
      <style:text-properties officeooo:rsid="003e5d42"/>
    </style:style>
    <style:style style:name="T12" style:family="text">
      <style:text-properties officeooo:rsid="00424948"/>
    </style:style>
    <style:style style:name="T13" style:family="text">
      <style:text-properties officeooo:rsid="004e6272"/>
    </style:style>
    <style:style style:name="T14" style:family="text">
      <style:text-properties officeooo:rsid="00529b94"/>
    </style:style>
    <style:style style:name="T15" style:family="text">
      <style:text-properties officeooo:rsid="0053b1d8"/>
    </style:style>
    <style:style style:name="T16" style:family="text">
      <style:text-properties officeooo:rsid="00559538"/>
    </style:style>
    <style:style style:name="T17" style:family="text">
      <style:text-properties officeooo:rsid="005a3f05"/>
    </style:style>
    <style:style style:name="T18" style:family="text">
      <style:text-properties officeooo:rsid="005c0fac"/>
    </style:style>
    <style:style style:name="T19" style:family="text">
      <style:text-properties officeooo:rsid="005c6926"/>
    </style:style>
    <style:style style:name="T20" style:family="text">
      <style:text-properties officeooo:rsid="005dc1e6"/>
    </style:style>
    <style:style style:name="T21" style:family="text">
      <style:text-properties officeooo:rsid="0062fe45"/>
    </style:style>
    <style:style style:name="T22" style:family="text">
      <style:text-properties officeooo:rsid="0065f8c2"/>
    </style:style>
    <style:style style:name="T23" style:family="text">
      <style:text-properties officeooo:rsid="0068e03c"/>
    </style:style>
    <style:style style:name="T24" style:family="text">
      <style:text-properties officeooo:rsid="006f57ff"/>
    </style:style>
    <style:style style:name="T25" style:family="text">
      <style:text-properties officeooo:rsid="0070facf"/>
    </style:style>
    <style:style style:name="T26" style:family="text">
      <style:text-properties officeooo:rsid="00731f3a"/>
    </style:style>
    <style:style style:name="T27" style:family="text">
      <style:text-properties officeooo:rsid="00746635"/>
    </style:style>
    <style:style style:name="T28" style:family="text">
      <style:text-properties officeooo:rsid="0078c489"/>
    </style:style>
    <style:style style:name="T29" style:family="text">
      <style:text-properties officeooo:rsid="0079cf3f"/>
    </style:style>
    <style:style style:name="T30" style:family="text">
      <style:text-properties officeooo:rsid="007fdded"/>
    </style:style>
    <style:style style:name="T31" style:family="text">
      <style:text-properties officeooo:rsid="00831cae"/>
    </style:style>
    <style:style style:name="T32" style:family="text">
      <style:text-properties officeooo:rsid="00841da3"/>
    </style:style>
    <style:style style:name="T33" style:family="text">
      <style:text-properties officeooo:rsid="0084fb09"/>
    </style:style>
    <style:style style:name="T34" style:family="text">
      <style:text-properties officeooo:rsid="0088a896"/>
    </style:style>
    <style:style style:name="T35" style:family="text">
      <style:text-properties officeooo:rsid="008a00c0"/>
    </style:style>
    <style:style style:name="T36" style:family="text">
      <style:text-properties officeooo:rsid="008fa107"/>
    </style:style>
    <style:style style:name="T37" style:family="text">
      <style:text-properties officeooo:rsid="00940bdb"/>
    </style:style>
    <style:style style:name="T38" style:family="text">
      <style:text-properties officeooo:rsid="009412d7"/>
    </style:style>
    <style:style style:name="T39" style:family="text">
      <style:text-properties officeooo:rsid="009419a5"/>
    </style:style>
    <style:style style:name="T40" style:family="text">
      <style:text-properties officeooo:rsid="009da21d"/>
    </style:style>
    <style:style style:name="T41" style:family="text">
      <style:text-properties officeooo:rsid="009ebbb5"/>
    </style:style>
    <style:style style:name="T42" style:family="text">
      <style:text-properties officeooo:rsid="00a03bce"/>
    </style:style>
    <style:style style:name="T43" style:family="text">
      <style:text-properties officeooo:rsid="00a85d5e"/>
    </style:style>
    <style:style style:name="T44" style:family="text">
      <style:text-properties officeooo:rsid="0064124e"/>
    </style:style>
    <style:style style:name="T45" style:family="text">
      <style:text-properties officeooo:rsid="00b568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rvetuloa muurahaiset agileon Akkis tuotteen sprint 3:n projektivaiheen ja tuotoksen esittelyyn !</text:p>
      <text:p text:style-name="P33"/>
      <text:p text:style-name="P40">Minun nimeni on Harri Mäenpää ja työparinani tässä Sprint:ssä on toiminut Pasi Riikonen.</text:p>
      <text:p text:style-name="P32"/>
      <text:p text:style-name="P31"><text:span text:style-name="T27">Projektir</text:span>yhmä muurahaiset agileo <text:span text:style-name="T9">ja yleistä Sprint 3:n vaiheesta</text:span></text:p>
      <text:p text:style-name="P23"/>
      <text:p text:style-name="P24">Lähdetään liikkeelle ryhmän koostumuksesta, rooleista ja yleisestä puolesta. Kerron tässä etenemisistä ja näytän hetken kuluttua Spring Tool Suite:ssa käytännön puolta sovelluksen ajamisesta.</text:p>
      <text:p text:style-name="P4"/>
      <text:p text:style-name="P26">Muurahaiset agileo projektiryhmän koostumus vaihtui siten, että Jari-Matti Seppälä ja Ossi Rantapuska lähtivät työharjoitteluun, Harri Mäenpää jatkoi Scrum Masterina ja mukaan uutena tuli </text:p>
      <text:p text:style-name="P13">Pasi Riikonen. Aika paljon Pasin on pitänyt tutustua projektiin erityisesti sprint <text:span text:style-name="T11">3</text:span>:n alkuvaiheessa ja Harrin taas vuorostaan tutustuttaa Pasia tekemiseen. Käytetyt tekniikat, määrittelyt ja sovelluksen rakenne ovat olleet erilaisia eri projektien välillä ja kestää aikansa, että oppii tekemään. </text:p>
      <text:p text:style-name="P13"/>
      <text:p text:style-name="P27">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15">Oppimista <text:span text:style-name="T12">ja muutosta </text:span>myös muutenkin projektin kul<text:span text:style-name="T15">ue</text:span>ssa tapahtu<text:span text:style-name="T12">i</text:span>. <text:span text:style-name="T8">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erkiksi menut pääsivujen linkkien tilalle. Sieltä sitten piti esimerkiksi myös välittää </text:span></text:p>
      <text:p text:style-name="P45">yritys eteenpäin luotavalle sopimukselle. Sopimuksia pääsee nyt käsittemään vain kontaktiyrityksen kautta. Lisäksi merkittävänä muutoksena oli se, että käsitteenä Kauppa poistui omana käsitteenä, ja sen tiedot yhdistyivät sopimukseen. Huomattiin Akkiksen speksistä, että kauppa onkin itse asiassa kontaktiyrityksen ja asiakkaan välillä tehty sopimus, siis sama asia. </text:p>
      <text:p text:style-name="P14"/>
      <text:p text:style-name="P28">Itselle teknisesti haasteita tuotti sivujen linkittäminen toisiinsa, <text:span text:style-name="T34">etenkin kun piti välittää joku valinta edelliseltä sivulta kuten sopimusta luotaessa</text:span> ja sopimukseen liittyvät määrittelyt. Pasin kohdalla vastaavasti haasteita taas on tuottanut erityisesti salasanan kryptaus, mikä vaikutti <text:span text:style-name="T43">sisäänkirjautu-miseen</text:span>, käyttäjän rekisteröintiin ja muokkaukseen salasanan tarkistusten ja tallennusten muodossa. <text:span text:style-name="T44">Myös käyttäjätietojen syötön oikeellisuustarkistus oli haasteellista. Se oli ensimmäinen varsinainen syötteen tarkistus sovelluksessa sisäänkirjautumisen lisäksi. Myös menun rakentaminen niin, että se näkyy ja toimii sekä pääsivuilla että toimintojen alla oli haasteellista. Näistä haasteista on kuitenkin selvitty eteenpäin.</text:span></text:p>
      <text:p text:style-name="P13"/>
      <text:p text:style-name="P16">Uutta projektin tuotoksessa tuli menun ja ulkoasun parannukset, käyttäjäroolit ja niiden aloitussivut, <text:span text:style-name="T35">sopimuksen</text:span> luominen käyttöliittymästä asti, käyttäjän, <text:span text:style-name="T35">kontaktin, </text:span>kontaktiyrityksen ja <text:span text:style-name="T35">sopimuksen</text:span> perustietojen muokkausmahdollisuus <text:span text:style-name="T21">sekä käyttäjän tietojen syötön jonkinasteinen tarkistaminen</text:span>. <text:span text:style-name="T22">Uutena myös k</text:span>äyttäjän salasana tallennetaan tietokantaan kryptattuna. </text:p>
      <text:p text:style-name="P16"/>
      <text:p text:style-name="P22">Tässä vaiheessa ei <text:span text:style-name="T23">kuitenkaan</text:span> vielä tarkasteltu myöskään eri käyttäjäroolien erilaisia oikeuksia tehdä olemassaolevia toiminteita, <text:span text:style-name="T23">eikä tehty muihin kuin admin -roolille menuvalintoja, joiden oikeudet pitää vielä määritellä. Myöskään muiden käsitteiden kuin käyttäjien syötteitä ei ole </text:span><text:soft-page-break/><text:span text:style-name="T23">tarkistettu, eikä käsitteiden välisiä linkityksiä voi paljoakaan muokata lisäysten jälkeen. Teknikon voi kuitenkin vaihtaa sopimukselle ja kontaktiyritykselle ja sopimukselle voi lisätä kontakteja. Myös poistot ja esim. kontaktiyritysten ja edistyneemmät haut on myös jätetty myöhempiin vaiheisiin.</text:span></text:p>
      <text:p text:style-name="P2"/>
      <text:p text:style-name="P35"><text:span text:style-name="T1">Projektin tuotos löytyy osoitteesta </text:span><text:a xlink:type="simple" xlink:href="http://www.github.com/muurahaisetagileo" text:style-name="Internet_20_link" text:visited-style-name="Visited_20_Internet_20_Link"><text:span text:style-name="T1">www.github.com/muurahaisetagileo</text:span></text:a><text:span text:style-name="T1">, kun sieltä klikataan akkis.</text:span></text:p>
      <text:p text:style-name="P43">Projektissa käytetyt tekniikat</text:p>
      <text:p text:style-name="P41">-  Tekniikoina <text:span text:style-name="T3">projektissa</text:span> <text:span text:style-name="T13">on </text:span>käytössä <text:span text:style-name="T13">edelleen</text:span> JPA, S<text:span text:style-name="T36">pring</text:span> ja käyttöliittymäpuolella <text:span text:style-name="T5">JSF ja Primefaces -tekniikoihin liittyvät XHTML</text:span>-sivut. <text:span text:style-name="T16">Projektissa käytetään myös edelleen maven:ia ja jenkins:iä. Alustana toimii pääasiassa Tomcat 8 ja MySQL -tietokanta. Sovellusta on ajettu Linux:n päällä.</text:span></text:p>
      <text:p text:style-name="P42"><text:span text:style-name="T7">Sovelluksen</text:span><text:span text:style-name="T6"> </text:span><text:span text:style-name="T7">e</text:span><text:span text:style-name="T6">ri kerrokset</text:span></text:p>
      <text:p text:style-name="P41"> - Sovellus jakautuu JPA-kerrokseen, transaktiokerrokseen ja Spring kerrokseen.</text:p>
      <text:p text:style-name="P10">- <text:span text:style-name="T5">Sovelluksen Java-paketteja on tehty siten, että sekä JPA luokille ja Spring -komponenteille on kummallekin yksi paketti ja kutakin käsitettä varten oma JSF managed bean -paketti.</text:span></text:p>
      <text:p text:style-name="P10"/>
      <text:p text:style-name="P11"><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2">script eri vaiheiden testidatalle. </text:p>
      <text:p text:style-name="Standard"/>
      <text:p text:style-name="P9">- Docs-kansio on varattu dokumenteille. <text:span text:style-name="T10">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44"><text:span text:style-name="T2">Sovelluksen esiteltävistä t</text:span>oim<text:span text:style-name="T1">inn</text:span>oista <text:span text:style-name="T3">sovelluksen ajovaiheessa</text:span></text:p>
      <text:p text:style-name="P3"/>
      <text:p text:style-name="P5">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4">Uuden käyttäjän rekisteröinti. Tietoihin on tullut lisää käyttäjäroolin valinta. Tehdään teknikko käyttäjä. ( Salasana: Teknikko1 ). Nimi: Jaakko Kujala. </text:span></text:p>
      <text:p text:style-name="Standard"/>
      <text:p text:style-name="P17">- Uloskirjautuminen.</text:p>
      <text:p text:style-name="P17"/>
      <text:p text:style-name="P17"><text:span text:style-name="T17">­- </text:span>Login uutena käyttäjänä, <text:span text:style-name="T18">teknikko Jaakko Kujala. Huomataan, että teknikolla kuten myöskään muilla käyttäjäryhmillä ei ole vielä menuvalintoja. Ne määritellään myöhemmissä sprinteissä.</text:span></text:p>
      <text:p text:style-name="P17"/>
      <text:p text:style-name="P36">Muutetaan käyttäjän Jaakko Kujala sala<text:span text:style-name="T45">s</text:span>anaa: Teknikko2</text:p>
      <text:p text:style-name="P36"/>
      <text:p text:style-name="P36">Kirjaudutaan teknikkona uudella salasanalla.</text:p>
      <text:p text:style-name="P36"/>
      <text:p text:style-name="P36">Uloskirjautuminen</text:p>
      <text:p text:style-name="P17"/>
      <text:p text:style-name="P46">Sisäänkirjautuminen Admin käyttäjänä.</text:p>
      <text:p text:style-name="P18"/>
      <text:p text:style-name="P47">Käyttäjien etsintä. Etsitään Jaakko</text:p>
      <text:p text:style-name="Standard"/>
      <text:p text:style-name="Standard"/>
      <text:p text:style-name="P5">Kontaktit</text:p>
      <text:p text:style-name="Standard"/>
      <text:p text:style-name="Standard">- <text:span text:style-name="T37">3 uuden k</text:span>ontaktin luonti.</text:p>
      <text:p text:style-name="P19"><text:s text:c="2"/></text:p>
      <text:p text:style-name="P29"><text:s text:c="2"/>Mikko Matilainen</text:p>
      <text:p text:style-name="Standard"><text:span text:style-name="T19"><text:s text:c="2"/>puh. 0404444444 Ja email (</text:span><text:a xlink:type="simple" xlink:href="mailto:mikko.matilainen@yritysc.com" text:style-name="Internet_20_link" text:visited-style-name="Visited_20_Internet_20_Link"><text:span text:style-name="T19">mikko.matilainen@yritysc.com</text:span></text:a><text:span text:style-name="T19">)</text:span></text:p>
      <text:p text:style-name="Standard"><text:s text:c="2"/><text:span text:style-name="T26">Suomi</text:span></text:p>
      <text:p text:style-name="Standard"/>
      <text:p text:style-name="Standard"><text:s text:c="3"/><text:span text:style-name="T31">Heikki Silvennoinen</text:span></text:p>
      <text:p text:style-name="Standard"><text:s text:c="3"/><text:span text:style-name="T31">puh. 0505555555 ja email </text:span><text:a xlink:type="simple" xlink:href="mailto:heikki.silvennoinen@yritys.com" text:style-name="Internet_20_link" text:visited-style-name="Visited_20_Internet_20_Link"><text:span text:style-name="T31">heikki.silvennoinen@yritysc.com</text:span></text:a></text:p>
      <text:p text:style-name="Standard"><text:s text:c="3"/><text:span text:style-name="T31">Suomi</text:span></text:p>
      <text:p text:style-name="Standard"/>
      <text:p text:style-name="Standard"><text:s text:c="3"/><text:span text:style-name="T38">Karita Mikkola</text:span></text:p>
      <text:p text:style-name="Standard"><text:s text:c="3"/><text:span text:style-name="T38">puh 0507777777 ja email </text:span><text:a xlink:type="simple" xlink:href="mailto:karita.mikkola@yritysc.com" text:style-name="Internet_20_link" text:visited-style-name="Visited_20_Internet_20_Link"><text:span text:style-name="T38">karita.mikkola@yritysc.com</text:span></text:a></text:p>
      <text:p text:style-name="Standard"><text:s text:c="3"/><text:span text:style-name="T39">Suomi</text:span></text:p>
      <text:p text:style-name="Standard"/>
      <text:p text:style-name="P30">- <text:span text:style-name="T20">Kontaktien haku ja listaus. Uudet kontakti näkyy tilassa Contact.</text:span></text:p>
      <text:p text:style-name="Standard">- <text:span text:style-name="T30">Kontaktien muuttaminen lead:ksi.</text:span></text:p>
      <text:p text:style-name="Standard"/>
      <text:p text:style-name="P39">- <text:s/><text:span text:style-name="T20">Kontaktin muokkaus Mikko Matilainen.</text:span></text:p>
      <text:p text:style-name="P39"/>
      <text:p text:style-name="P48">Huomautus kontaktia ei heti pääse muokkaamaan vaan tullaan ensin näytä -tilaan: varaudutaan siihen, että kaikki käyttäjäryhmät ei saa muokata.</text:p>
      <text:p text:style-name="P37"/>
      <text:p text:style-name="P49">Ensin näytetään tarkemmin kontaktiin liittyvää tietoa kuin listauksessa näkyy.</text:p>
      <text:p text:style-name="Standard"/>
      <text:p text:style-name="Standard"><text:soft-page-break/><text:s text:c="2"/><text:span text:style-name="T20">Muutetaan puhelinnumeroa → 0403333333</text:span></text:p>
      <text:p text:style-name="Standard"/>
      <text:p text:style-name="Standard">- <text:span text:style-name="T20">Paluu kontaktilistaukseen. Muuttuneet tiedot näkyy siellä.</text:span></text:p>
      <text:p text:style-name="P5"/>
      <text:p text:style-name="P5">Kontaktiyritys</text:p>
      <text:p text:style-name="Standard"/>
      <text:p text:style-name="P20">- Uuden yrityksen luominen. <text:span text:style-name="T25">Yritys C, Jaakkolantie 12, 40700 Seinäjoki, </text:span><text:a xlink:type="simple" xlink:href="http://www.yritysc.com/" text:style-name="Internet_20_link" text:visited-style-name="Visited_20_Internet_20_Link"><text:span text:style-name="T25">www.yritysc.com</text:span></text:a><text:span text:style-name="T25">, </text:span><text:a xlink:type="simple" xlink:href="mailto:info@iyritysc.com" text:style-name="Internet_20_link" text:visited-style-name="Visited_20_Internet_20_Link"><text:span text:style-name="T25">info@yritysc.com</text:span></text:a><text:span text:style-name="T25"> </text:span></text:p>
      <text:p text:style-name="P20"/>
      <text:p text:style-name="P20">- Kontaktiyritysten listaus. <text:span text:style-name="T24">Uusi yritys näkyy.</text:span></text:p>
      <text:p text:style-name="P20"/>
      <text:p text:style-name="P20">- <text:span text:style-name="T28">Kontaktiyrityksen muokkaaminen, vaihdetaan osoitteeseen Jaakkolantie 25, 40700 Seinäjoki</text:span></text:p>
      <text:p text:style-name="P6"/>
      <text:p text:style-name="P25">- käynti kontaktin muokkauksessa</text:p>
      <text:p text:style-name="P7"/>
      <text:p text:style-name="P7">Sopimus</text:p>
      <text:p text:style-name="P20"/>
      <text:p text:style-name="P20">- <text:span text:style-name="T28">Valitaan uusi juuri luotu yritys yritysten listauksessa</text:span></text:p>
      <text:p text:style-name="P20"/>
      <text:p text:style-name="P20">- Uuden sopimuksen tekeminen</text:p>
      <text:p text:style-name="P20"/>
      <text:p text:style-name="P20"><text:s text:c="2"/><text:span text:style-name="T40">joku päivä, loppu päivä ja hinta. Tila Draft</text:span></text:p>
      <text:p text:style-name="P20"/>
      <text:p text:style-name="P20">- <text:span text:style-name="T29">Näkyy kontaktiyrityksen tiedoissa</text:span></text:p>
      <text:p text:style-name="P20"/>
      <text:p text:style-name="P20">- Juuri luodun sopimuksen muokkaaminen, <text:span text:style-name="T41">loppupäivä ja teknikko vaihtuu</text:span></text:p>
      <text:p text:style-name="P21"/>
      <text:p text:style-name="P21">- <text:span text:style-name="T32">käynti kontaktin muokkauksessa</text:span></text:p>
      <text:p text:style-name="P21"/>
      <text:p text:style-name="P21">- <text:span text:style-name="T29">Sopimuksen asiakashenkilöiden näkyminen kontaktien asiakas -tilassa kontaktien listauksessa.</text:span></text:p>
      <text:p text:style-name="P21"/>
      <text:p text:style-name="P38"/>
      <text:p text:style-name="P8">Videon formaatti ja tuottamiseen käytetty ohjelma</text:p>
      <text:p text:style-name="P21"/>
      <text:p text:style-name="P34">Video on nauhoitettu avi-tiedostoksi SimpleScreenRecorder -ohjelmalla, mpeg4 videocodec:lla ja mp<text:span text:style-name="T33">3</text:span> ääni<text:span text:style-name="T42">codec</text:span>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4T14:15:06.033863103</dc:date>
    <dc:creator>oppi8 </dc:creator>
    <meta:editing-duration>PT3H58M2S</meta:editing-duration>
    <meta:editing-cycles>149</meta:editing-cycles>
    <meta:generator>LibreOffice/4.4.3.2$Linux_X86_64 LibreOffice_project/40m0$Build-2</meta:generator>
    <meta:document-statistic meta:table-count="0" meta:image-count="0" meta:object-count="0" meta:page-count="5" meta:paragraph-count="66" meta:word-count="881" meta:character-count="7525" meta:non-whitespace-character-count="6666"/>
  </office:meta>
</office:document-meta>
</file>